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 (EEZ-GUI)</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 which in this case is added to the list of event handlers by default. The widget has two states enabled and disabled, which is set via the <text:span text:style-name="backtick">Enabled</text:span> property. Each state has its own style, <text:span text:style-name="backtick">Default</text:span> style for the enabled state and <text:span text:style-name="backtick">Disabled</text:span> style for the disabled state.</text:p>

            
                <text:list xml:id="list_Button (EEZ-GUI)2" text:continue-numbering="true" text:continue-list="list_Butto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EEZ-GUI)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he text that will be displayed inside the button.</text:p>,
                                            <text:list xml:id="list_Button (EEZ-GUI)5" text:continue-numbering="true" text:continue-list="list_Button (EEZ-GUI)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button is enabled, otherwise it will be eisabled.</text:p>,
                                            <text:list xml:id="list_Button (EEZ-GUI)6" text:continue-numbering="true" text:continue-list="list_Butto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EEZ-GUI)7" text:continue-numbering="true" text:continue-list="list_Butto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 (EEZ-GUI)8" text:continue-numbering="true" text:continue-list="list_Butto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utton (EEZ-GUI)9" text:continue-numbering="true" text:continue-list="list_Butto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 (EEZ-GUI)10" text:continue-numbering="true" text:continue-list="list_Butto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 (EEZ-GUI)11" text:continue-numbering="true" text:continue-list="list_Butto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EEZ-GUI)12" text:continue-numbering="true" text:continue-list="list_Butto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EEZ-GUI)13" text:continue-numbering="true" text:continue-list="list_Butto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EEZ-GUI)14" text:continue-numbering="true" text:continue-list="list_Butto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EEZ-GUI)15" text:continue-numbering="true" text:continue-list="list_Button (EEZ-GUI)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EEZ-GUI)16" text:continue-numbering="true" text:continue-list="list_Button (EEZ-GUI)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EEZ-GUI)17" text:continue-numbering="true" text:continue-list="list_Button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enabled.</text:p>,
                                            <text:list xml:id="list_Button (EEZ-GUI)18" text:continue-numbering="true" text:continue-list="list_Button (EEZ-GUI)17"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Style to be used for rendering if the Widget is disabl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EEZ-GUI)19" text:continue-numbering="true" text:continue-list="list_Button (EEZ-GUI)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EEZ-GUI)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EEZ-GUI)21" text:continue-numbering="true" text:continue-list="list_Button (EEZ-GUI)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EEZ-GUI)22" text:continue-numbering="true" text:continue-list="list_Button (EEZ-GUI)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EEZ-GUI)23" text:continue-numbering="true" text:continue-list="list_Button (EEZ-GUI)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EEZ-GUI)3" text:continue-numbering="true" text:continue-list="list_Button (EEZ-GUI)2" text:style-name="Outline">
                        <text:list-item>
                            <text:list>
                                <text:list-item>
                                    <text:h text:style-name="Heading_20_2" text:outline-level="2">Examples</text:h>
                                </text:list-item>
                            </text:list>
                        </text:list-item>
                    </text:list>
                    <text:p text:style-name="Standard"/>
                    
                    <text:list xml:id="list_Button (EEZ-GUI)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